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screens.pde rbh 10/2010 */</text:p>
      <text:p text:style-name="P3">/* All the display functions */</text:p>
      <text:p text:style-name="P3"/>
      <text:p text:style-name="P3">/* Collector */</text:p>
      <text:p text:style-name="P3">void SensorConfig1(byte level, byte pin)</text:p>
      <text:p text:style-name="P3">{</text:p>
      <text:p text:style-name="P3"><text:s text:c="4"/>SensorConfig(&amp;ds1, level, pin);</text:p>
      <text:p text:style-name="P3">}</text:p>
      <text:p text:style-name="P3"/>
      <text:p text:style-name="P3">/* The rest of the temp sensors */</text:p>
      <text:p text:style-name="P3">void SensorConfig2(byte level, byte pin)</text:p>
      <text:p text:style-name="P3">{</text:p>
      <text:p text:style-name="P3"><text:s text:c="4"/>SensorConfig(&amp;ds2, level, pin);</text:p>
      <text:p text:style-name="P3">}</text:p>
      <text:p text:style-name="P3"/>
      <text:p text:style-name="P3">void SensorConfig(OneWire *dsptr, byte level, byte pin)</text:p>
      <text:p text:style-name="P3">{</text:p>
      <text:p text:style-name="P3"><text:s text:c="4"/>struct sensorEE ssEE;</text:p>
      <text:p text:style-name="P3"><text:s text:c="4"/>static byte addr[8];</text:p>
      <text:p text:style-name="P3"><text:s text:c="4"/>static byte sensor_num;</text:p>
      <text:p text:style-name="P3"><text:s text:c="4"/>byte byte_cnt;</text:p>
      <text:p text:style-name="P3"><text:s text:c="4"/>boolean found;</text:p>
      <text:p text:style-name="P3"/>
      <text:p text:style-name="P3"><text:s text:c="4"/>MenuTimerCnt = MENU_ON_SECONDS;</text:p>
      <text:p text:style-name="P3"><text:s text:c="4"/>if(level == 1)</text:p>
      <text:p text:style-name="P3"><text:s text:c="4"/>{</text:p>
      <text:p text:style-name="P3"><text:s text:c="8"/>if(!dsptr-&gt;search(addr))</text:p>
      <text:p text:style-name="P3"><text:s text:c="8"/>{</text:p>
      <text:p text:style-name="P3"><text:s text:c="12"/>dsptr-&gt;reset_search();</text:p>
      <text:p text:style-name="P3"><text:s text:c="12"/>dsptr-&gt;search(addr);</text:p>
      <text:p text:style-name="P3"><text:s text:c="8"/>}</text:p>
      <text:p text:style-name="P3"><text:s text:c="8"/>for(sensor_num=0; sensor_num&lt;NUM_DS18B20; sensor_num++)</text:p>
      <text:p text:style-name="P3"><text:s text:c="8"/>{</text:p>
      <text:p text:style-name="P3"><text:s text:c="12"/>found=true;</text:p>
      <text:p text:style-name="P3"><text:s text:c="12"/>GetEEsensor(sensor_num, &amp;ssEE);</text:p>
      <text:p text:style-name="P3"><text:s text:c="12"/>for(byte_cnt=0; byte_cnt &lt; NUM_DS18B20_ADDRESS_BYTES; byte_cnt++)</text:p>
      <text:p text:style-name="P3"><text:s text:c="12"/>{</text:p>
      <text:p text:style-name="P3"><text:s text:c="16"/>if(ssEE.addr[byte_cnt] != addr[byte_cnt])</text:p>
      <text:p text:style-name="P3"><text:s text:c="20"/>found = false;</text:p>
      <text:p text:style-name="P3"><text:s text:c="12"/>}</text:p>
      <text:p text:style-name="P3"><text:s text:c="12"/>if(found == true)</text:p>
      <text:p text:style-name="P3"><text:s text:c="16"/>break;</text:p>
      <text:p text:style-name="P3"><text:s text:c="8"/>}</text:p>
      <text:p text:style-name="P3"><text:s text:c="8"/>GLCD.EraseTextLine(5);</text:p>
      <text:p text:style-name="P3"><text:s text:c="8"/>for(byte_cnt = 0; byte_cnt &lt; NUM_DS18B20_ADDRESS_BYTES; byte_cnt++)</text:p>
      <text:p text:style-name="P3"><text:s text:c="12"/>GLCD.Printf("%x ", addr[byte_cnt]);</text:p>
      <text:p text:style-name="P3"><text:s/></text:p>
      <text:p text:style-name="P3"><text:s text:c="8"/>GLCD.EraseTextLine(7);</text:p>
      <text:p text:style-name="P3"><text:s text:c="8"/>GLCD.EraseTextLine(6);</text:p>
      <text:p text:style-name="P3"><text:s text:c="8"/>if(found)</text:p>
      <text:p text:style-name="P3"><text:s text:c="12"/>GLCD.Printf("Used: %s", ssEE.location);</text:p>
      <text:p text:style-name="P3"><text:s text:c="8"/>else</text:p>
      <text:p text:style-name="P3"><text:s text:c="8"/>{</text:p>
      <text:p text:style-name="P3"><text:soft-page-break/><text:s text:c="12"/>GLCD.Puts("Not Used");</text:p>
      <text:p text:style-name="P3"><text:s text:c="12"/>GLCD.EraseTextLine(eraseTO_EOL);</text:p>
      <text:p text:style-name="P3"><text:s text:c="8"/>}</text:p>
      <text:p text:style-name="P3"><text:s text:c="4"/>}</text:p>
      <text:p text:style-name="P3"><text:s text:c="4"/>if(level == 2)</text:p>
      <text:p text:style-name="P3"><text:s text:c="4"/>{</text:p>
      <text:p text:style-name="P3"><text:s text:c="8"/>if(pin == SAVEBUTTONPIN) /* first time in level 2 */</text:p>
      <text:p text:style-name="P3"><text:s text:c="12"/>sensor_num = 1;</text:p>
      <text:p text:style-name="P3"><text:s text:c="8"/>if(pin == UPBUTTONPIN)</text:p>
      <text:p text:style-name="P3"><text:s text:c="8"/>{</text:p>
      <text:p text:style-name="P3"><text:s text:c="12"/>if(++sensor_num == NUM_DS18B20)</text:p>
      <text:p text:style-name="P3"><text:s text:c="16"/>sensor_num = 0;</text:p>
      <text:p text:style-name="P3"><text:s text:c="8"/>}</text:p>
      <text:p text:style-name="P3"><text:s text:c="8"/>if(pin == DNBUTTONPIN)</text:p>
      <text:p text:style-name="P3"><text:s text:c="8"/>{</text:p>
      <text:p text:style-name="P3"><text:s text:c="12"/>if(sensor_num &gt; 0)</text:p>
      <text:p text:style-name="P3"><text:s text:c="16"/>sensor_num--;</text:p>
      <text:p text:style-name="P3"><text:s text:c="12"/>else</text:p>
      <text:p text:style-name="P3"><text:s text:c="16"/>sensor_num = NUM_DS18B20-1;</text:p>
      <text:p text:style-name="P3"><text:s text:c="8"/>}</text:p>
      <text:p text:style-name="P3"><text:s text:c="8"/>GLCD.EraseTextLine(7);</text:p>
      <text:p text:style-name="P3"><text:s text:c="8"/>GetEEsensor(sensor_num, &amp;ssEE);</text:p>
      <text:p text:style-name="P3"><text:s text:c="8"/>GLCD.Printf("New Loc: %s", ssEE.location);</text:p>
      <text:p text:style-name="P3"><text:s text:c="4"/>}</text:p>
      <text:p text:style-name="P3"><text:s text:c="4"/>if(level == 3 &amp;&amp; pin == SAVEBUTTONPIN)</text:p>
      <text:p text:style-name="P3"><text:s text:c="4"/>{</text:p>
      <text:p text:style-name="P3"><text:s text:c="8"/>GetEEsensor(sensor_num, &amp;ssEE);</text:p>
      <text:p text:style-name="P3"><text:s text:c="8"/>for(byte_cnt=0; byte_cnt &lt; NUM_DS18B20_ADDRESS_BYTES; byte_cnt++)</text:p>
      <text:p text:style-name="P3"><text:s text:c="12"/>ssEE.addr[byte_cnt] = addr[byte_cnt];</text:p>
      <text:p text:style-name="P3"><text:s text:c="8"/>WriteEEsensor(sensor_num, &amp;ssEE);</text:p>
      <text:p text:style-name="P3"><text:s text:c="8"/>GLCD.EraseTextLine(5);</text:p>
      <text:p text:style-name="P3"><text:s text:c="8"/>GLCD.Puts("Saved");</text:p>
      <text:p text:style-name="P3"><text:s text:c="4"/>}</text:p>
      <text:p text:style-name="P3">}</text:p>
      <text:p text:style-name="P3"/>
      <text:p text:style-name="P3">/***** ConfigParam() *****/</text:p>
      <text:p text:style-name="P3">void ConfigParam(byte level, byte pin)</text:p>
      <text:p text:style-name="P3">{</text:p>
      <text:p text:style-name="P3"><text:s text:c="4"/>static byte <text:s text:c="2"/>offset = 0;</text:p>
      <text:p text:style-name="P3"><text:s text:c="4"/>static byte <text:s text:c="2"/>displayact;</text:p>
      <text:p text:style-name="P3"><text:s text:c="4"/>struct item <text:s text:c="2"/>i, *iptr;</text:p>
      <text:p text:style-name="P3"><text:s text:c="4"/>char <text:s text:c="2"/>strtemp[6];</text:p>
      <text:p text:style-name="P3"><text:s text:c="4"/>byte <text:s text:c="2"/>num_array_items;</text:p>
      <text:p text:style-name="P3"/>
      <text:p text:style-name="P3"><text:s text:c="4"/>MenuTimerCnt = MENU_ON_SECONDS;</text:p>
      <text:p text:style-name="P3"><text:s text:c="4"/>num_array_items = sizeof(struct menu)/sizeof(struct item);</text:p>
      <text:p text:style-name="P3"/>
      <text:p text:style-name="P3"><text:s text:c="4"/>if(level == 1)</text:p>
      <text:p text:style-name="P3"><text:s text:c="4"/>{</text:p>
      <text:p text:style-name="P3"><text:s text:c="8"/>if(pin == UPBUTTONPIN)</text:p>
      <text:p text:style-name="P3"><text:s text:c="12"/>if(++offset &gt; num_array_items-1)</text:p>
      <text:p text:style-name="P3"><text:s text:c="16"/>offset = 0;</text:p>
      <text:p text:style-name="P3"><text:s text:c="8"/>if(pin == DNBUTTONPIN)</text:p>
      <text:p text:style-name="P3"><text:soft-page-break/><text:s text:c="12"/>if(offset == 0)</text:p>
      <text:p text:style-name="P3"><text:s text:c="16"/>offset = num_array_items-1;</text:p>
      <text:p text:style-name="P3"><text:s text:c="12"/>else</text:p>
      <text:p text:style-name="P3"><text:s text:c="16"/>offset--;</text:p>
      <text:p text:style-name="P3"><text:s text:c="4"/>}</text:p>
      <text:p text:style-name="P3"><text:s text:c="4"/>GetEEitem(offset, &amp;i);</text:p>
      <text:p text:style-name="P3"><text:s text:c="4"/></text:p>
      <text:p text:style-name="P3"><text:s text:c="4"/>GLCD.EraseTextLine(7);</text:p>
      <text:p text:style-name="P3"><text:s text:c="4"/>GLCD.EraseTextLine(5);</text:p>
      <text:p text:style-name="P3"><text:s text:c="4"/>GLCD.Puts(i.desc);</text:p>
      <text:p text:style-name="P3"><text:s text:c="4"/>GLCD.EraseTextLine(6);</text:p>
      <text:p text:style-name="P3"><text:s text:c="4"/>GLCD.CursorTo(2, 6);</text:p>
      <text:p text:style-name="P3"><text:s text:c="4"/>GLCD.Puts("Min Max Act");</text:p>
      <text:p text:style-name="P3"><text:s text:c="4"/>if(level == 2)</text:p>
      <text:p text:style-name="P3"><text:s text:c="4"/>{</text:p>
      <text:p text:style-name="P3"><text:s text:c="8"/>if(pin == SAVEBUTTONPIN)</text:p>
      <text:p text:style-name="P3"><text:s text:c="12"/>displayact = i.act;</text:p>
      <text:p text:style-name="P3"><text:s text:c="8"/>if(pin == UPBUTTONPIN)</text:p>
      <text:p text:style-name="P3"><text:s text:c="12"/>if(displayact &lt; i.max)</text:p>
      <text:p text:style-name="P3"><text:s text:c="16"/>displayact++;</text:p>
      <text:p text:style-name="P3"><text:s text:c="8"/>if(pin == DNBUTTONPIN)</text:p>
      <text:p text:style-name="P3"><text:s text:c="12"/>if(displayact &gt; i.min)</text:p>
      <text:p text:style-name="P3"><text:s text:c="16"/>displayact--;</text:p>
      <text:p text:style-name="P3"><text:s text:c="8"/>GLCD.CursorTo(2, 7);</text:p>
      <text:p text:style-name="P3"><text:s text:c="8"/>GLCD.Printf("%d", i.min);</text:p>
      <text:p text:style-name="P3"><text:s text:c="8"/>GLCD.CursorTo(6, 7);</text:p>
      <text:p text:style-name="P3"><text:s text:c="8"/>GLCD.Printf("%d", i.max);</text:p>
      <text:p text:style-name="P3"><text:s text:c="8"/>GLCD.CursorTo(10, 7);</text:p>
      <text:p text:style-name="P3"><text:s text:c="8"/>GLCD.Printf("%d", displayact);</text:p>
      <text:p text:style-name="P3"><text:s text:c="4"/>} <text:s text:c="3"/></text:p>
      <text:p text:style-name="P3"><text:s text:c="4"/>if(level == 3 &amp;&amp; pin == SAVEBUTTONPIN)</text:p>
      <text:p text:style-name="P3"><text:s text:c="4"/>{</text:p>
      <text:p text:style-name="P3"><text:s text:c="8"/>i.act = displayact;</text:p>
      <text:p text:style-name="P3"><text:s text:c="8"/>WriteEEitem(offset, &amp;i);</text:p>
      <text:p text:style-name="P3"><text:s text:c="8"/>if(offset == NTP_TIME_FLAG_LOC)</text:p>
      <text:p text:style-name="P3"><text:s text:c="12"/>StartWiznet();</text:p>
      <text:p text:style-name="P3"><text:s text:c="8"/>GLCD.CursorTo(15, 7);GLCD.Puts("Saved");</text:p>
      <text:p text:style-name="P3"><text:s text:c="4"/>}</text:p>
      <text:p text:style-name="P3">}</text:p>
      <text:p text:style-name="P3"/>
      <text:p text:style-name="P3">/* Manual() */</text:p>
      <text:p text:style-name="P3">void Manual(byte level, byte pin)</text:p>
      <text:p text:style-name="P3">{</text:p>
      <text:p text:style-name="P3"><text:s text:c="4"/>static byte <text:s text:c="2"/>offset = 0;</text:p>
      <text:p text:style-name="P3"><text:s text:c="4"/>static byte <text:s text:c="2"/>displaystate;</text:p>
      <text:p text:style-name="P3"><text:s text:c="4"/>struct output <text:s text:c="2"/>o, *optr;</text:p>
      <text:p text:style-name="P3"><text:s text:c="4"/>byte <text:s text:c="2"/>num_items;</text:p>
      <text:p text:style-name="P3"/>
      <text:p text:style-name="P3"><text:s text:c="4"/>MenuTimerCnt = MENU_ON_SECONDS;</text:p>
      <text:p text:style-name="P3"><text:s text:c="4"/></text:p>
      <text:p text:style-name="P3"><text:s text:c="4"/>optr = (struct output *)&amp;CurrStatus;</text:p>
      <text:p text:style-name="P3"><text:s text:c="4"/>num_items = sizeof(struct stat)/sizeof(struct output);</text:p>
      <text:p text:style-name="P3"/>
      <text:p text:style-name="P3"><text:soft-page-break/><text:s text:c="4"/>if(level == 1)</text:p>
      <text:p text:style-name="P3"><text:s text:c="4"/>{</text:p>
      <text:p text:style-name="P3"><text:s text:c="8"/>if(pin == UPBUTTONPIN)</text:p>
      <text:p text:style-name="P3"><text:s text:c="12"/>if(++offset &gt; num_items-1)</text:p>
      <text:p text:style-name="P3"><text:s text:c="16"/>offset = 0;</text:p>
      <text:p text:style-name="P3"><text:s text:c="8"/>if(pin == DNBUTTONPIN)</text:p>
      <text:p text:style-name="P3"><text:s text:c="12"/>if(offset == 0)</text:p>
      <text:p text:style-name="P3"><text:s text:c="16"/>offset = num_items-1;</text:p>
      <text:p text:style-name="P3"><text:s text:c="12"/>else</text:p>
      <text:p text:style-name="P3"><text:s text:c="16"/>offset--;</text:p>
      <text:p text:style-name="P3"><text:s text:c="4"/>}</text:p>
      <text:p text:style-name="P3"><text:s text:c="4"/>memcpy(&amp;o, optr+offset, sizeof(struct output));</text:p>
      <text:p text:style-name="P3"/>
      <text:p text:style-name="P3"><text:s text:c="4"/>GLCD.CursorTo(0, 6); /* col, row */</text:p>
      <text:p text:style-name="P3"><text:s text:c="4"/>GLCD.Puts(o.desc); GLCD.EraseTextLine();</text:p>
      <text:p text:style-name="P3"><text:s text:c="4"/>GLCD.EraseTextLine(7);</text:p>
      <text:p text:style-name="P3"><text:s text:c="4"/>if(level == 2)</text:p>
      <text:p text:style-name="P3"><text:s text:c="4"/>{</text:p>
      <text:p text:style-name="P3"><text:s text:c="8"/>if(pin == SAVEBUTTONPIN)</text:p>
      <text:p text:style-name="P3"><text:s text:c="12"/>displaystate = o.state;</text:p>
      <text:p text:style-name="P3"><text:s text:c="8"/>if(pin == UPBUTTONPIN)</text:p>
      <text:p text:style-name="P3"><text:s text:c="12"/>displaystate = 1;</text:p>
      <text:p text:style-name="P3"><text:s text:c="8"/>if(pin == DNBUTTONPIN)</text:p>
      <text:p text:style-name="P3"><text:s text:c="12"/>displaystate = 0;</text:p>
      <text:p text:style-name="P3"/>
      <text:p text:style-name="P3"><text:s text:c="8"/>GLCD.CursorTo(strlen(o.desc), 6); /* col, row */</text:p>
      <text:p text:style-name="P3"><text:s text:c="8"/>GLCD.EraseTextLine();</text:p>
      <text:p text:style-name="P3"><text:s text:c="8"/>if(displaystate)</text:p>
      <text:p text:style-name="P3"><text:s text:c="12"/>GLCD.Puts("On");</text:p>
      <text:p text:style-name="P3"><text:s text:c="8"/>else</text:p>
      <text:p text:style-name="P3"><text:s text:c="12"/>GLCD.Puts("Off");</text:p>
      <text:p text:style-name="P3"><text:s text:c="4"/>} <text:s text:c="3"/></text:p>
      <text:p text:style-name="P3"><text:s text:c="4"/>if(level == 3 &amp;&amp; pin == SAVEBUTTONPIN)</text:p>
      <text:p text:style-name="P3"><text:s text:c="4"/>{</text:p>
      <text:p text:style-name="P3"><text:s text:c="8"/>GLCD.CursorTo(0, 7); /* col, row */</text:p>
      <text:p text:style-name="P3"><text:s text:c="8"/>if(offset &gt; 0 &amp;&amp; CurrStatus.Manual.state == 0)</text:p>
      <text:p text:style-name="P3"><text:s text:c="12"/>GLCD.Puts("Not in manual mode");</text:p>
      <text:p text:style-name="P3"><text:s text:c="8"/>else</text:p>
      <text:p text:style-name="P3"><text:s text:c="8"/>{</text:p>
      <text:p text:style-name="P3"><text:s text:c="12"/>o.state = displaystate;</text:p>
      <text:p text:style-name="P3"><text:s text:c="12"/>optr = (struct output *)&amp;CurrStatus + offset;</text:p>
      <text:p text:style-name="P3"><text:s text:c="12"/>optr-&gt;state = o.state;</text:p>
      <text:p text:style-name="P3"><text:s text:c="12"/>GLCD.Puts("Saved");</text:p>
      <text:p text:style-name="P3"><text:s text:c="8"/>}</text:p>
      <text:p text:style-name="P3"><text:s text:c="4"/>}</text:p>
      <text:p text:style-name="P3">}</text:p>
      <text:p text:style-name="P3"/>
      <text:p text:style-name="P3">/* Clear the LCD display; backlight on full; Print screen name on line 0 */</text:p>
      <text:p text:style-name="P3">void SetupForNewScreen()</text:p>
      <text:p text:style-name="P3">{</text:p>
      <text:p text:style-name="P3"><text:s text:c="4"/>MenuTimerCnt = MENU_ON_SECONDS;</text:p>
      <text:p text:style-name="P3"><text:s text:c="4"/>if(CurScreenIdx == 0)</text:p>
      <text:p text:style-name="P3"><text:s text:c="4"/>{</text:p>
      <text:p text:style-name="P3"><text:soft-page-break/><text:s text:c="8"/>GLCD.DrawRoundRect(GARAGE_X_POS, ZONE_Y_POS, GARAGE_WIDTH, ZONE_HEIGHT, 5); <text:s/>/* Garage */</text:p>
      <text:p text:style-name="P3"><text:s text:c="8"/>GLCD.DrawRoundRect(TANK1_X_POS, ZONE_Y_POS, TANK1_WIDTH, ZONE_HEIGHT, 5); /* x, y, width, height, radius */ /* Tank1 */</text:p>
      <text:p text:style-name="P3"><text:s text:c="8"/>GLCD.DrawRoundRect(TANK2_X_POS, ZONE_Y_POS, TANK2_WIDTH, ZONE_HEIGHT, 5); /* Tank2 */</text:p>
      <text:p text:style-name="P3"><text:s text:c="8"/>GLCD.DrawRoundRect(HOUSE_X_POS, ZONE_Y_POS, HOUSE_WIDTH, ZONE_HEIGHT, 5); <text:s/>/* House */</text:p>
      <text:p text:style-name="P3"><text:s text:c="8"/>GLCD.DrawRoundRect(COLLECTOR_X_POS, ZONE_Y_POS, COLLECTOR_WIDTH, ZONE_HEIGHT, 5); /* Collector */</text:p>
      <text:p text:style-name="P3"><text:s text:c="8"/></text:p>
      <text:p text:style-name="P3"><text:s text:c="8"/>GLCD.CursorToXY(GARAGE_X_POS+2, 13); /* x y */</text:p>
      <text:p text:style-name="P3"><text:s text:c="8"/>GLCD.PutChar('G');</text:p>
      <text:p text:style-name="P3"><text:s text:c="8"/>GLCD.CursorToXY(GARAGE_X_POS+2, 21); /* x y */</text:p>
      <text:p text:style-name="P3"><text:s text:c="8"/>GLCD.PutChar('A');</text:p>
      <text:p text:style-name="P3"><text:s text:c="8"/>GLCD.CursorToXY(GARAGE_X_POS+2, 29); /* x y */</text:p>
      <text:p text:style-name="P3"><text:s text:c="8"/>GLCD.PutChar('R');</text:p>
      <text:p text:style-name="P3"><text:s text:c="4"/></text:p>
      <text:p text:style-name="P3"><text:s text:c="8"/>GLCD.CursorToXY(HOUSE_X_POS+2, 13); /* x y */</text:p>
      <text:p text:style-name="P3"><text:s text:c="8"/>GLCD.PutChar('H');</text:p>
      <text:p text:style-name="P3"><text:s text:c="8"/>GLCD.CursorToXY(HOUSE_X_POS+2, 21); /* x y */</text:p>
      <text:p text:style-name="P3"><text:s text:c="8"/>GLCD.PutChar('S');</text:p>
      <text:p text:style-name="P3"><text:s text:c="8"/>GLCD.CursorToXY(HOUSE_X_POS+2, 29); /* x y */</text:p>
      <text:p text:style-name="P3"><text:s text:c="8"/>GLCD.PutChar('E');</text:p>
      <text:p text:style-name="P3"><text:s text:c="8"/></text:p>
      <text:p text:style-name="P3"><text:s text:c="8"/>GLCD.CursorToXY(TANK1_X_POS+2, 21); /* x y */</text:p>
      <text:p text:style-name="P3"><text:s text:c="8"/>GLCD.Puts("Tank1");</text:p>
      <text:p text:style-name="P3"><text:s text:c="8"/>GLCD.CursorToXY(TANK2_X_POS+2, 21); /* x y */</text:p>
      <text:p text:style-name="P3"><text:s text:c="8"/>GLCD.Puts("Tank2");</text:p>
      <text:p text:style-name="P3"><text:s text:c="4"/>}</text:p>
      <text:p text:style-name="P3"><text:s text:c="4"/>GLCD.SelectFont(System5x7, BLACK);</text:p>
      <text:p text:style-name="P3"><text:s text:c="4"/>GLCD.CursorTo(0, 5); /* col row */</text:p>
      <text:p text:style-name="P3"><text:s text:c="4"/>GLCD.EraseTextLine(5);</text:p>
      <text:p text:style-name="P3"><text:s text:c="4"/>GLCD.CursorTo(0, 6); /* col row */</text:p>
      <text:p text:style-name="P3"><text:s text:c="4"/>GLCD.EraseTextLine(6);</text:p>
      <text:p text:style-name="P3"><text:s text:c="4"/>GLCD.CursorTo(0, 7); /* col row */</text:p>
      <text:p text:style-name="P3"><text:s text:c="4"/>GLCD.EraseTextLine(7);</text:p>
      <text:p text:style-name="P3"/>
      <text:p text:style-name="P3"><text:s text:c="4"/>if(CurScreenIdx &gt; 0)</text:p>
      <text:p text:style-name="P3"><text:s text:c="4"/>{</text:p>
      <text:p text:style-name="P3"><text:s text:c="8"/>GLCD.CursorTo(5, 5); /* col row */</text:p>
      <text:p text:style-name="P3"><text:s text:c="8"/>GLCD.Puts(Screens[CurScreenIdx].ScreenName);</text:p>
      <text:p text:style-name="P3"><text:s text:c="4"/>}</text:p>
      <text:p text:style-name="P3">}</text:p>
      <text:p text:style-name="P3"/>
      <text:p text:style-name="P3">/* MainScreen - Called from loop() */</text:p>
      <text:p text:style-name="P3">/* X-&gt; <text:s/>Ydown */</text:p>
      <text:p text:style-name="P3">void MainScreen(byte level, byte pin)</text:p>
      <text:p text:style-name="P3">{</text:p>
      <text:p text:style-name="P3"><text:s text:c="4"/>char <text:s text:c="4"/>strtemp[8];</text:p>
      <text:p text:style-name="P3"><text:s text:c="4"/></text:p>
      <text:p text:style-name="P3"><text:s text:c="4"/>GLCD.SelectFont(System5x7, BLACK);</text:p>
      <text:p text:style-name="P3"><text:s text:c="4"/>/* Tank1 temps */</text:p>
      <text:p text:style-name="P3"><text:s text:c="4"/>GLCD.CursorToXY(TANK1_X_POS+2, 13); /* x y */</text:p>
      <text:p text:style-name="P3"><text:s text:c="4"/>GLCD.Puts(ftoa(TSdata[T1TOP_LOC].avgtemp, strtemp, 5));</text:p>
      <text:p text:style-name="P3"><text:s text:c="4"/>GLCD.CursorToXY(TANK1_X_POS+2, 29); /* x y */</text:p>
      <text:p text:style-name="P3"><text:soft-page-break/><text:s text:c="4"/>GLCD.Puts(ftoa(TSdata[T1BOT_LOC].avgtemp, strtemp, 5));</text:p>
      <text:p text:style-name="P3"><text:s text:c="4"/></text:p>
      <text:p text:style-name="P3"><text:s text:c="4"/>/* Tank2 temps */</text:p>
      <text:p text:style-name="P3"><text:s text:c="4"/>GLCD.CursorToXY(TANK2_X_POS+2, 13); /* x y */</text:p>
      <text:p text:style-name="P3"><text:s text:c="4"/>GLCD.Puts(ftoa(TSdata[T2TOP_LOC].avgtemp, strtemp, 5));</text:p>
      <text:p text:style-name="P3"><text:s text:c="4"/>GLCD.CursorToXY(TANK2_X_POS+2, 29); /* x y */</text:p>
      <text:p text:style-name="P3"><text:s text:c="4"/>GLCD.Puts(ftoa(TSdata[T2BOT_LOC].avgtemp, strtemp, 5));</text:p>
      <text:p text:style-name="P3"/>
      <text:p text:style-name="P3"><text:s text:c="4"/>/* Collector */</text:p>
      <text:p text:style-name="P3"><text:s text:c="4"/>GLCD.CursorToXY(COLLECTOR_X_POS+2, 13); /* x y */</text:p>
      <text:p text:style-name="P3"><text:s text:c="4"/>GLCD.Puts(ftoa(TSdata[COLLECTOR_LOC].avgtemp, strtemp, 5));</text:p>
      <text:p text:style-name="P3"><text:s text:c="4"/>GLCD.CursorToXY(COLLECTOR_X_POS+2, 21); /* x y */</text:p>
      <text:p text:style-name="P3"><text:s text:c="4"/>if(CurrStatus.Pump.state == 0)</text:p>
      <text:p text:style-name="P3"><text:s text:c="8"/>GLCD.Puts(" On @");</text:p>
      <text:p text:style-name="P3"><text:s text:c="4"/>else</text:p>
      <text:p text:style-name="P3"><text:s text:c="8"/>GLCD.Puts("Off @");</text:p>
      <text:p text:style-name="P3"><text:s text:c="4"/>GLCD.CursorToXY(COLLECTOR_X_POS+2, 29); /* x y */</text:p>
      <text:p text:style-name="P3"><text:s text:c="4"/>GLCD.Puts(ftoa(TurnOnTemp, strtemp, 5));</text:p>
      <text:p text:style-name="P3"/>
      <text:p text:style-name="P3"><text:s text:c="4"/>GLCD.DrawVLine(GARAGE_X_POS+GARAGE_WIDTH/2, 2, 7); /* x y height line to garage */</text:p>
      <text:p text:style-name="P3"><text:s text:c="4"/>GLCD.DrawVLine(TANK1_X_POS+TANK1_WIDTH/2, 2, 7); /* x y height line to tank1 */</text:p>
      <text:p text:style-name="P3"><text:s text:c="4"/>GLCD.DrawVLine(TANK2_X_POS+TANK2_WIDTH/2, 2, 7); /* x y height line to tank2 */</text:p>
      <text:p text:style-name="P3"><text:s text:c="4"/>GLCD.DrawVLine(HOUSE_X_POS+HOUSE_WIDTH/2, 2, 7); /* x y height line to house */</text:p>
      <text:p text:style-name="P3"><text:s text:c="4"/>GLCD.DrawVLine(COLLECTOR_X_POS+COLLECTOR_WIDTH/2, 2, 7); /* x y height line to collector */</text:p>
      <text:p text:style-name="P3"><text:s text:c="4"/>GLCD.DrawHLine(GARAGE_X_POS+GARAGE_WIDTH/2, 2, </text:p>
      <text:p text:style-name="P3"><text:s text:c="12"/>(COLLECTOR_X_POS+COLLECTOR_WIDTH/2)-(GARAGE_X_POS+GARAGE_WIDTH/2)); /* x y width */</text:p>
      <text:p text:style-name="P3"><text:s text:c="4"/>if(CurScreenIdx == 0)</text:p>
      <text:p text:style-name="P3"><text:s text:c="4"/>{</text:p>
      <text:p text:style-name="P3"><text:s text:c="8"/>GLCD.CursorTo(0, 5); /* col, row */</text:p>
      <text:p text:style-name="P3"><text:s text:c="8"/>GLCD.Printf("ZV %s", ZoneValveEndSwitch ? "Opened" : "Closed");</text:p>
      <text:p text:style-name="P3"><text:s text:c="8"/>GLCD.CursorTo(0, 6); /* col, row */</text:p>
      <text:p text:style-name="P3"><text:s text:c="8"/>GLCD.Printf("%s %s", HeatEnabled ? "HE": " <text:s/>", DumpFlag ? "DF" : " <text:s/>");</text:p>
      <text:p text:style-name="P3"><text:s text:c="8"/>DisplayMsg();</text:p>
      <text:p text:style-name="P3"><text:s text:c="8"/>//if(GetEEact(NTP_TIME_FLAG_LOC))</text:p>
      <text:p text:style-name="P3"><text:s text:c="8"/>if(UnixTimeIsGood)</text:p>
      <text:p text:style-name="P3"><text:s text:c="8"/>{</text:p>
      <text:p text:style-name="P3"><text:s text:c="12"/>GLCD.CursorTo(0, 7);</text:p>
      <text:p text:style-name="P3"><text:s text:c="12"/>GLCD.Printf(" %02d/%02d/%d %02d:%02d:%02d", hwtime.month, hwtime.mday, hwtime.year,</text:p>
      <text:p text:style-name="P3"><text:s text:c="23"/>hwtime.hour, hwtime.min, hwtime.sec);</text:p>
      <text:p text:style-name="P3"><text:s text:c="8"/>}</text:p>
      <text:p text:style-name="P3"><text:s text:c="4"/>}</text:p>
      <text:p text:style-name="P3">}</text:p>
      <text:p text:style-name="P3"><text:s text:c="4"/></text:p>
      <text:p text:style-name="P3">void FreeRAM(byte level, byte pin)</text:p>
      <text:p text:style-name="P3">{</text:p>
      <text:p text:style-name="P3"><text:s text:c="4"/>MenuTimerCnt = MENU_ON_SECONDS;</text:p>
      <text:p text:style-name="P3"><text:s text:c="4"/>GLCD.EraseTextLine(6);</text:p>
      <text:p text:style-name="P3"><text:s text:c="4"/>GLCD.PrintNumber((long)freeMemory());</text:p>
      <text:p text:style-name="P3">} <text:s text:c="4"/></text:p>
      <text:p text:style-name="P3"/>
      <text:p text:style-name="P3">void BackLight(byte pwm_value)</text:p>
      <text:p text:style-name="P3">{</text:p>
      <text:p text:style-name="P3"><text:s text:c="4"/>analogWrite(BACKLIGHT_PIN, pwm_value);</text:p>
      <text:p text:style-name="P3"><text:soft-page-break/><text:s text:c="4"/>if(pwm_value == BACKLIGHT_FULL)</text:p>
      <text:p text:style-name="P3"><text:s text:c="8"/>BackLightTimer = BACKLIGHT_TIMER_MIN;</text:p>
      <text:p text:style-name="P3">}</text:p>
      <text:p text:style-name="P3"/>
      <text:p text:style-name="P3">/* Add a message to the array of message structures. */</text:p>
      <text:p text:style-name="P3">/* Do not add a duplicate. */</text:p>
      <text:p text:style-name="P3">/* Add it as close as possible to the top(0 element) of the array. */</text:p>
      <text:p text:style-name="P3">/* Only the 0 element is displayed. */</text:p>
      <text:p text:style-name="P3">/* The DelMsg() function decrements the display counter timer and */</text:p>
      <text:p text:style-name="P3">/* removes the message when the cnt gets to 0. Then all other messages */</text:p>
      <text:p text:style-name="P3">/* are moved up closer to the 0 element. */</text:p>
      <text:p text:style-name="P3">/* The DelMsg() function is called from the MainScreen() function */</text:p>
      <text:p text:style-name="P3">/* which is run every time a temp reading is updated. About every 800 ms. */</text:p>
      <text:p text:style-name="P3">/* So the Msg.cnt controls the time the message is on the display */</text:p>
      <text:p text:style-name="P3">/* cnt = 3 = 3*.8 = 2.4 secs */</text:p>
      <text:p text:style-name="P3">void AddMsg(char *line1, char *line2)</text:p>
      <text:p text:style-name="P3">{</text:p>
      <text:p text:style-name="P3"><text:s text:c="4"/>int x, idx = 0; /* byte did not work counting backwards */</text:p>
      <text:p text:style-name="P3"><text:s text:c="4"/>boolean found = false;</text:p>
      <text:p text:style-name="P3"/>
      <text:p text:style-name="P3"><text:s text:c="4"/>for(x=NUM_MSG-1; x&gt;=0; x--)</text:p>
      <text:p text:style-name="P3"><text:s text:c="4"/>{</text:p>
      <text:p text:style-name="P3"><text:s text:c="8"/>if(strncmp(Msg[x].line1, line1, MSG_LENGTH) == 0 &amp;&amp; strncmp(Msg[x].line2, line2, MSG_LENGTH) == 0)</text:p>
      <text:p text:style-name="P3"><text:s text:c="12"/>found = true;</text:p>
      <text:p text:style-name="P3"><text:s text:c="8"/>if(Msg[x].cnt == 0)</text:p>
      <text:p text:style-name="P3"><text:s text:c="12"/>idx = x;</text:p>
      <text:p text:style-name="P3"><text:s text:c="4"/>}</text:p>
      <text:p text:style-name="P3"><text:s text:c="4"/>if(!found)</text:p>
      <text:p text:style-name="P3"><text:s text:c="4"/>{</text:p>
      <text:p text:style-name="P3"><text:s text:c="8"/>strncpy(Msg[idx].line1, line1, MSG_LENGTH);</text:p>
      <text:p text:style-name="P3"><text:s text:c="8"/>strncpy(Msg[idx].line2, line2, MSG_LENGTH);</text:p>
      <text:p text:style-name="P3"><text:s text:c="8"/>Msg[idx].line1[MSG_LENGTH] = NULL;</text:p>
      <text:p text:style-name="P3"><text:s text:c="8"/>Msg[idx].line2[MSG_LENGTH] = NULL;</text:p>
      <text:p text:style-name="P3"><text:s text:c="8"/>Msg[idx].cnt = 3;</text:p>
      <text:p text:style-name="P3"><text:s text:c="4"/>}</text:p>
      <text:p text:style-name="P3">}</text:p>
      <text:p text:style-name="P3"/>
      <text:p text:style-name="P3">void DelMsg()</text:p>
      <text:p text:style-name="P3">{</text:p>
      <text:p text:style-name="P3"><text:s text:c="4"/>if(Msg[0].cnt &gt; 0)</text:p>
      <text:p text:style-name="P3"><text:s text:c="8"/>Msg[0].cnt--;</text:p>
      <text:p text:style-name="P3"><text:s text:c="4"/>if(Msg[0].cnt == 0)</text:p>
      <text:p text:style-name="P3"><text:s text:c="4"/>{</text:p>
      <text:p text:style-name="P3"><text:s text:c="8"/>byte x;</text:p>
      <text:p text:style-name="P3"><text:s text:c="8"/>for(x = 0; x &lt; NUM_MSG-1; x++)</text:p>
      <text:p text:style-name="P3"><text:s text:c="12"/>memcpy(&amp;Msg[x], &amp;Msg[x+1], sizeof(struct message));</text:p>
      <text:p text:style-name="P3"/>
      <text:p text:style-name="P3"><text:s text:c="8"/>Msg[NUM_MSG-1].line1[0] = NULL;</text:p>
      <text:p text:style-name="P3"><text:s text:c="8"/>Msg[NUM_MSG-1].line2[0] = NULL;</text:p>
      <text:p text:style-name="P3"><text:s text:c="8"/>Msg[NUM_MSG-1].cnt = 0;</text:p>
      <text:p text:style-name="P3"><text:s text:c="4"/>}</text:p>
      <text:p text:style-name="P3">}</text:p>
      <text:p text:style-name="P3"/>
      <text:p text:style-name="P3"><text:soft-page-break/>void DisplayMsg()</text:p>
      <text:p text:style-name="P3">{</text:p>
      <text:p text:style-name="P3"><text:s text:c="4"/>GLCD.CursorTo(9, 5); /* col, row */</text:p>
      <text:p text:style-name="P3"><text:s text:c="4"/>GLCD.Printf("%12.12s", Msg[0].line1);</text:p>
      <text:p text:style-name="P3"><text:s text:c="4"/>GLCD.CursorTo(9, 6); /* col, row */</text:p>
      <text:p text:style-name="P3"><text:s text:c="4"/>GLCD.Printf("%12.12s", Msg[0].line2);</text:p>
      <text:p text:style-name="P3"><text:s text:c="4"/>DelMsg();</text:p>
      <text:p text:style-name="P3">}</text:p>
      <text:p text:style-name="P3"/>
      <text:p text:style-name="P3">/* MoveBall() - make a ball move along the lines from collector to the active */</text:p>
      <text:p text:style-name="P3">/* zone. If the pump is off then place the ball right above the active zone */</text:p>
      <text:p text:style-name="P3">/* box. The arrays are made up of the 3 segments of each route from */</text:p>
      <text:p text:style-name="P3">/* collector(1) across the top(2) and down to the zone (3). */</text:p>
      <text:p text:style-name="P3"/>
      <text:p text:style-name="P3">void MoveBall()</text:p>
      <text:p text:style-name="P3">{</text:p>
      <text:p text:style-name="P3"><text:s text:c="4"/>static byte sgcnt, prevzonepin;</text:p>
      <text:p text:style-name="P3"><text:s text:c="4"/>static byte startx=0, starty=0, endx=0, endy=0;</text:p>
      <text:p text:style-name="P3"><text:s text:c="4"/>boolean revx=false, revy=false;</text:p>
      <text:p text:style-name="P3"><text:s text:c="4"/>byte <text:s text:c="2"/>*sgptr;</text:p>
      <text:p text:style-name="P3"><text:s text:c="4"/></text:p>
      <text:p text:style-name="P3"><text:s text:c="4"/>byte g[] = {</text:p>
      <text:p text:style-name="P3"><text:s text:c="8"/>COLLECTOR_X_POS+COLLECTOR_WIDTH/2, ZONE_Y_POS-3, COLLECTOR_X_POS+COLLECTOR_WIDTH/2, 2,</text:p>
      <text:p text:style-name="P3"><text:s text:c="8"/>COLLECTOR_X_POS+COLLECTOR_WIDTH/2, 2, GARAGE_X_POS+GARAGE_WIDTH/2, 2,</text:p>
      <text:p text:style-name="P3"><text:s text:c="8"/>GARAGE_X_POS+GARAGE_WIDTH/2, 2, GARAGE_X_POS+GARAGE_WIDTH/2, ZONE_Y_POS-3 };</text:p>
      <text:p text:style-name="P3"><text:s text:c="4"/>byte t1[] = {</text:p>
      <text:p text:style-name="P3"><text:s text:c="8"/>COLLECTOR_X_POS+COLLECTOR_WIDTH/2, ZONE_Y_POS-3, COLLECTOR_X_POS+COLLECTOR_WIDTH/2, 2,</text:p>
      <text:p text:style-name="P3"><text:s text:c="8"/>COLLECTOR_X_POS+COLLECTOR_WIDTH/2, 2, TANK1_X_POS+TANK1_WIDTH/2, 2,</text:p>
      <text:p text:style-name="P3"><text:s text:c="8"/>TANK1_X_POS+TANK1_WIDTH/2, 2, TANK1_X_POS+TANK1_WIDTH/2, ZONE_Y_POS-3 };</text:p>
      <text:p text:style-name="P3"><text:s text:c="4"/>byte t2[] = {</text:p>
      <text:p text:style-name="P3"><text:s text:c="8"/>COLLECTOR_X_POS+COLLECTOR_WIDTH/2, ZONE_Y_POS-3, COLLECTOR_X_POS+COLLECTOR_WIDTH/2, 2,</text:p>
      <text:p text:style-name="P3"><text:s text:c="8"/>COLLECTOR_X_POS+COLLECTOR_WIDTH/2, 2, TANK2_X_POS+TANK2_WIDTH/2, 2,</text:p>
      <text:p text:style-name="P3"><text:s text:c="8"/>TANK2_X_POS+TANK2_WIDTH/2, 2, TANK2_X_POS+TANK2_WIDTH/2, ZONE_Y_POS-3 };</text:p>
      <text:p text:style-name="P3"><text:s text:c="4"/>byte h[] = {</text:p>
      <text:p text:style-name="P3"><text:s text:c="8"/>COLLECTOR_X_POS+COLLECTOR_WIDTH/2, ZONE_Y_POS-3, COLLECTOR_X_POS+COLLECTOR_WIDTH/2, 2,</text:p>
      <text:p text:style-name="P3"><text:s text:c="8"/>COLLECTOR_X_POS+COLLECTOR_WIDTH/2, 2, HOUSE_X_POS+HOUSE_WIDTH/2, 2,</text:p>
      <text:p text:style-name="P3"><text:s text:c="8"/>HOUSE_X_POS+HOUSE_WIDTH/2, 2, HOUSE_X_POS+HOUSE_WIDTH/2, ZONE_Y_POS-3 };</text:p>
      <text:p text:style-name="P3"/>
      <text:p text:style-name="P3"><text:s text:c="4"/>if(ActiveZonePin == GARAGE_PIN)</text:p>
      <text:p text:style-name="P3"><text:s text:c="8"/>sgptr = g;</text:p>
      <text:p text:style-name="P3"><text:s text:c="4"/>else if(ActiveZonePin == TANK1_PIN)</text:p>
      <text:p text:style-name="P3"><text:s text:c="8"/>sgptr = t1;</text:p>
      <text:p text:style-name="P3"><text:s text:c="4"/>else if(ActiveZonePin == TANK2_PIN)</text:p>
      <text:p text:style-name="P3"><text:s text:c="8"/>sgptr = t2;</text:p>
      <text:p text:style-name="P3"><text:s text:c="4"/>else if(ActiveZonePin == HOUSE_PIN)</text:p>
      <text:p text:style-name="P3"><text:s text:c="8"/>sgptr = h;</text:p>
      <text:p text:style-name="P3"><text:s text:c="4"/>else return;</text:p>
      <text:p text:style-name="P3"/>
      <text:p text:style-name="P3"><text:s text:c="4"/>if(startx &gt; 0) /* erase the last circle */</text:p>
      <text:p text:style-name="P3"><text:soft-page-break/><text:s text:c="8"/>GLCD.DrawCircle(startx, starty, 2, WHITE); /* x y radius */</text:p>
      <text:p text:style-name="P3"/>
      <text:p text:style-name="P3"><text:s text:c="4"/>/* position the circle to right above the active zone box */</text:p>
      <text:p text:style-name="P3"><text:s text:c="4"/>/* if the pump is not running */</text:p>
      <text:p text:style-name="P3"><text:s text:c="4"/>if(CurrStatus.Pump.state == 0)</text:p>
      <text:p text:style-name="P3"><text:s text:c="4"/>{</text:p>
      <text:p text:style-name="P3"><text:s text:c="8"/>startx = sgptr[10];</text:p>
      <text:p text:style-name="P3"><text:s text:c="8"/>starty = sgptr[11];</text:p>
      <text:p text:style-name="P3"><text:s text:c="4"/>}</text:p>
      <text:p text:style-name="P3"><text:s text:c="4"/>else</text:p>
      <text:p text:style-name="P3"><text:s text:c="4"/>{</text:p>
      <text:p text:style-name="P3"><text:s text:c="8"/>if(prevzonepin != ActiveZonePin)</text:p>
      <text:p text:style-name="P3"><text:s text:c="8"/>{</text:p>
      <text:p text:style-name="P3"><text:s text:c="12"/>prevzonepin = ActiveZonePin;</text:p>
      <text:p text:style-name="P3"><text:s text:c="12"/>sgcnt = 0;</text:p>
      <text:p text:style-name="P3"><text:s text:c="12"/>startx = sgptr[(sgcnt*4)+0];</text:p>
      <text:p text:style-name="P3"><text:s text:c="12"/>starty = sgptr[(sgcnt*4)+1];</text:p>
      <text:p text:style-name="P3"><text:s text:c="12"/>endx = sgptr[(sgcnt*4)+2];</text:p>
      <text:p text:style-name="P3"><text:s text:c="12"/>endy = sgptr[(sgcnt*4)+3];</text:p>
      <text:p text:style-name="P3"><text:s text:c="8"/>}</text:p>
      <text:p text:style-name="P3"><text:s text:c="8"/>else</text:p>
      <text:p text:style-name="P3"><text:s text:c="8"/>{</text:p>
      <text:p text:style-name="P3"><text:s text:c="12"/>if(startx == endx &amp;&amp; starty == endy)</text:p>
      <text:p text:style-name="P3"><text:s text:c="12"/>{</text:p>
      <text:p text:style-name="P3"><text:s text:c="16"/>if(++sgcnt &gt; 2)</text:p>
      <text:p text:style-name="P3"><text:s text:c="20"/>sgcnt = 0;</text:p>
      <text:p text:style-name="P3"><text:s text:c="16"/>startx = sgptr[(sgcnt*4)+0];</text:p>
      <text:p text:style-name="P3"><text:s text:c="16"/>starty = sgptr[(sgcnt*4)+1];</text:p>
      <text:p text:style-name="P3"><text:s text:c="16"/>endx = sgptr[(sgcnt*4)+2];</text:p>
      <text:p text:style-name="P3"><text:s text:c="16"/>endy = sgptr[(sgcnt*4)+3];</text:p>
      <text:p text:style-name="P3"><text:s text:c="12"/>}</text:p>
      <text:p text:style-name="P3"><text:s text:c="12"/>else</text:p>
      <text:p text:style-name="P3"><text:s text:c="12"/>{</text:p>
      <text:p text:style-name="P3"><text:s text:c="16"/>if(startx &gt; endx)</text:p>
      <text:p text:style-name="P3"><text:s text:c="20"/>revx = true;</text:p>
      <text:p text:style-name="P3"><text:s text:c="16"/>if(starty &gt; endy)</text:p>
      <text:p text:style-name="P3"><text:s text:c="20"/>revy = true;</text:p>
      <text:p text:style-name="P3"><text:s text:c="16"/>if(!revx &amp;&amp; startx &lt; endx)</text:p>
      <text:p text:style-name="P3"><text:s text:c="20"/>if(startx + 2 &gt; endx)</text:p>
      <text:p text:style-name="P3"><text:s text:c="24"/>startx++;</text:p>
      <text:p text:style-name="P3"><text:s text:c="20"/>else</text:p>
      <text:p text:style-name="P3"><text:s text:c="24"/>startx += 2;</text:p>
      <text:p text:style-name="P3"><text:s text:c="16"/>if(revx &amp;&amp; startx &gt; endx)</text:p>
      <text:p text:style-name="P3"><text:s text:c="20"/>if(startx - 2 &lt; endx)</text:p>
      <text:p text:style-name="P3"><text:s text:c="24"/>startx--;</text:p>
      <text:p text:style-name="P3"><text:s text:c="20"/>else</text:p>
      <text:p text:style-name="P3"><text:s text:c="24"/>startx -= 2;</text:p>
      <text:p text:style-name="P3"><text:s text:c="16"/>if(!revy &amp;&amp; starty &lt; endy)</text:p>
      <text:p text:style-name="P3"><text:s text:c="20"/>if(starty + 2 &gt; endy)</text:p>
      <text:p text:style-name="P3"><text:s text:c="24"/>starty++;</text:p>
      <text:p text:style-name="P3"><text:s text:c="20"/>else</text:p>
      <text:p text:style-name="P3"><text:s text:c="24"/>starty += 2;</text:p>
      <text:p text:style-name="P3"><text:s text:c="16"/>if(revy &amp;&amp; starty &gt; endy)</text:p>
      <text:p text:style-name="P3"><text:soft-page-break/><text:s text:c="20"/>if(starty - 2 &gt; endy)</text:p>
      <text:p text:style-name="P3"><text:s text:c="24"/>starty--;</text:p>
      <text:p text:style-name="P3"><text:s text:c="20"/>else</text:p>
      <text:p text:style-name="P3"><text:s text:c="24"/>starty -= 2;</text:p>
      <text:p text:style-name="P3"><text:s text:c="12"/>}</text:p>
      <text:p text:style-name="P3"><text:s text:c="8"/>}</text:p>
      <text:p text:style-name="P3"><text:s text:c="4"/>}</text:p>
      <text:p text:style-name="P3"><text:s text:c="4"/>GLCD.DrawCircle(startx, starty, 2, BLACK);</text:p>
      <text:p text:style-name="P3"><text:s text:c="4"/>BallTimerFlag = false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ntp.odt</text:file-name> <text:s/><text:date style:data-style-name="N37" text:date-value="2011-10-29T11:49:47.83">10/29/11</text:date>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Hollabaugh</meta:initial-creator>
    <meta:creation-date>2009-02-18T16:37:32.72</meta:creation-date>
    <dc:date>2011-10-29T11:49:47.81</dc:date>
    <dc:creator>Rich Hollabaugh</dc:creator>
    <meta:editing-duration>PT42M5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0" meta:paragraph-count="455" meta:word-count="1510" meta:character-count="14701"/>
  </office:meta>
</office:document-meta>
</file>